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8" style:family="table-row">
      <style:table-row-properties style:min-row-height="0.374cm" fo:keep-together="auto"/>
    </style:style>
    <style:style style:name="Tableau1.10" style:family="table-row">
      <style:table-row-properties style:min-row-height="0.159cm" fo:keep-together="auto"/>
    </style:style>
    <style:style style:name="Tableau1.A10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0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6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7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8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a5e74" officeooo:paragraph-rsid="006a5e74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39598" officeooo:paragraph-rsid="0074341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b97d" officeooo:paragraph-rsid="006ab97d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ab97d" officeooo:paragraph-rsid="006e79c0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96d7" officeooo:paragraph-rsid="006c96d7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18849" officeooo:paragraph-rsid="00818849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818849" officeooo:paragraph-rsid="00818849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19ce4" officeooo:paragraph-rsid="00719ce4" style:font-size-asian="11pt" style:font-name-complex="Arial" style:font-size-complex="11pt"/>
    </style:style>
    <style:style style:name="P26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2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28" style:family="paragraph" style:parent-style-name="Standard">
      <style:text-properties style:font-name="Caligra" fo:font-size="11pt" officeooo:rsid="00706f19" officeooo:paragraph-rsid="00706f19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719ce4" officeooo:paragraph-rsid="00719ce4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719ce4" officeooo:paragraph-rsid="00818849" style:font-size-asian="11pt" style:font-name-complex="Arial" style:font-size-complex="11pt"/>
    </style:style>
    <style:style style:name="P31" style:family="paragraph" style:parent-style-name="Standard">
      <style:text-properties style:font-name="Caligra" fo:font-size="11pt" officeooo:rsid="008375da" officeooo:paragraph-rsid="008375da" style:font-size-asian="11pt" style:font-name-complex="Arial" style:font-size-complex="11pt"/>
    </style:style>
    <style:style style:name="P3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8917d" style:font-size-asian="11pt" style:font-size-complex="11pt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68917d" style:font-size-asian="11pt" style:font-style-asian="italic" style:font-size-complex="11pt" style:font-style-complex="italic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39598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69462d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79d318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8013f0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fo:color="#ffffd7" loext:opacity="100%" fo:font-size="11pt" fo:font-weight="bold" officeooo:rsid="007904e0" style:font-size-asian="11pt" style:font-weight-asian="bold" style:font-name-complex="Arial" style:font-size-complex="11pt"/>
    </style:style>
    <style:style style:name="T16" style:family="text">
      <style:text-properties officeooo:rsid="005d01c8"/>
    </style:style>
    <style:style style:name="T17" style:family="text">
      <style:text-properties officeooo:rsid="006c6d6c"/>
    </style:style>
    <style:style style:name="T18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  <style:style style:name="T19" style:family="text">
      <style:text-properties officeooo:rsid="008188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8">La dernière fois </text:span><text:span text:style-name="T4">:</text:span><text:span text:style-name="T5">’’’- corrigé les exercices du chapitre 4 <text:s text:c="2"/>-finit l'activité 3 et écrit le cours ’’’</text:span></text:p>
      <text:p text:style-name="P33"/>
      <text:p text:style-name="P18">23 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4"><text:span text:style-name="T12">Séance </text:span><text:span text:style-name="T15">23</text:span><text:span text:style-name="T12">: </text:span><text:span text:style-name="T14">Fiche de préparation</text:span><text:span text:style-name="T9"> <text:s/></text:span></text:p>
            <text:p text:style-name="P15"><text:span text:style-name="T9">c</text:span><text:span text:style-name="T8">lasse : <text:s/></text:span><text:span text:style-name="T10">4e</text:span><text:span text:style-name="T11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4">révision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28">5minutes</text:p>
          </table:table-cell>
        </table:table-row>
        <table:table-row table:style-name="Tableau1.4">
          <table:table-cell table:style-name="Tableau1.A4" office:value-type="string">
            <text:p text:style-name="P24">évaluation</text:p>
          </table:table-cell>
          <table:table-cell table:style-name="Tableau1.B4" office:value-type="string">
            <text:p text:style-name="P31">Évaluation, tableau périodique calculatrice</text:p>
          </table:table-cell>
          <table:table-cell table:style-name="Tableau1.A4" office:value-type="string">
            <text:p text:style-name="P28"/>
          </table:table-cell>
        </table:table-row>
        <table:table-row table:style-name="Tableau1.4">
          <table:table-cell table:style-name="Tableau1.A4" office:value-type="string">
            <text:p text:style-name="P22"><text:span text:style-name="T7">Thème 2 : L'univers</text:span></text:p>
            <text:p text:style-name="P22"><text:span text:style-name="T7">Chapitre 1 : Que contient notre univers ?</text:span></text:p>
            <text:p text:style-name="P20"><text:span text:style-name="T7">Brainstorming </text:span>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  <text:p text:style-name="P7"/>
            <text:p text:style-name="P21"><text:span text:style-name="T7">20 minutes</text:span></text:p>
          </table:table-cell>
        </table:table-row>
        <table:table-row table:style-name="Tableau1.4">
          <table:table-cell table:style-name="Tableau1.A4" office:value-type="string">
            <text:p text:style-name="P23"/>
          </table:table-cell>
          <table:table-cell table:style-name="Tableau1.B4" office:value-type="string">
            <text:p text:style-name="P30">prep_act1.pdf <text:span text:style-name="T19">au cas où</text:span></text:p>
          </table:table-cell>
          <table:table-cell table:style-name="Tableau1.A4" office:value-type="string">
            <text:p text:style-name="P7"/>
          </table:table-cell>
        </table:table-row>
        <table:table-row table:style-name="Tableau1.8">
          <table:table-cell table:style-name="Tableau1.A4" office:value-type="string">
            <text:p text:style-name="P25"/>
          </table:table-cell>
          <table:table-cell table:style-name="Tableau1.B4" office:value-type="string">
            <text:p text:style-name="P2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19"/>
          </table:table-cell>
          <table:table-cell table:style-name="Tableau1.B4" office:value-type="string">
            <text:p text:style-name="P26"/>
          </table:table-cell>
          <table:table-cell table:style-name="Tableau1.A4" office:value-type="string">
            <text:p text:style-name="P9"/>
          </table:table-cell>
        </table:table-row>
        <table:table-row table:style-name="Tableau1.10">
          <table:table-cell table:style-name="Tableau1.A10" office:value-type="string">
            <text:p text:style-name="P6">Agenda <text:span text:style-name="T16">+ matériel + tables</text:span></text:p>
          </table:table-cell>
          <table:table-cell table:style-name="Tableau1.B10" office:value-type="string">
            <text:p text:style-name="P10"/>
          </table:table-cell>
          <table:table-cell table:style-name="Tableau1.A10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text:span text:style-name="T3">éventuellement la trace écrit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823526268128">
          <table:table-cell table:style-name="Tableau2.A1" office:value-type="string">
            <text:p text:style-name="P17">Matériel</text:p>
          </table:table-cell>
          <table:table-cell table:style-name="Tableau2.A1" office:value-type="string">
            <text:p text:style-name="P17"><text:span text:style-name="T17">T</text:span>ravail <text:span text:style-name="T17">non fait</text:span></text:p>
          </table:table-cell>
          <table:table-cell table:style-name="Tableau2.A1" office:value-type="string">
            <text:p text:style-name="P17"><text:span text:style-name="T17">T</text:span>ravail <text:span text:style-name="T17">pendant l'heure</text:span></text:p>
          </table:table-cell>
          <table:table-cell table:style-name="Tableau2.D1" office:value-type="string">
            <text:p text:style-name="P17">Comportement</text:p>
          </table:table-cell>
        </table:table-row>
        <table:table-row table:style-name="Tableau2.2"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A2" office:value-type="string">
            <text:p text:style-name="P16"/>
          </table:table-cell>
          <table:table-cell table:style-name="Tableau2.D2" office:value-type="string">
            <text:p text:style-name="P16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6M5S</meta:editing-duration>
    <meta:editing-cycles>28</meta:editing-cycles>
    <meta:generator>LibreOffice/7.0.4.2$Linux_X86_64 LibreOffice_project/00$Build-2</meta:generator>
    <meta:creation-date>2021-02-04T16:16:38.289524303</meta:creation-date>
    <meta:initial-creator>J Cercy</meta:initial-creator>
    <dc:date>2021-03-22T23:52:19.144847982</dc:date>
    <dc:creator>J Cercy</dc:creator>
    <meta:document-statistic meta:table-count="2" meta:image-count="0" meta:object-count="0" meta:page-count="1" meta:paragraph-count="24" meta:word-count="81" meta:character-count="505" meta:non-whitespace-character-count="442"/>
    <meta:template xlink:type="simple" xlink:actuate="onRequest" xlink:title="fiche_de_prep_type" xlink:href="../fiche_de_prep_type.ott" meta:date="2021-02-04T16:16:36.866451548"/>
  </office:meta>
</office:document-meta>
</file>